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fr" fo:country="FR" officeooo:rsid="00111540" officeooo:paragraph-rsid="00111540"/>
    </style:style>
    <style:style style:name="P2" style:family="paragraph" style:parent-style-name="Standard">
      <style:paragraph-properties fo:text-align="justify" style:justify-single-word="false"/>
      <style:text-properties style:font-name="Times New Roman" fo:language="fr" fo:country="FR" officeooo:rsid="00111540" officeooo:paragraph-rsid="00183277"/>
    </style:style>
    <style:style style:name="P3" style:family="paragraph" style:parent-style-name="Standard">
      <style:paragraph-properties fo:text-align="justify" style:justify-single-word="false"/>
      <style:text-properties style:font-name="Times New Roman" fo:language="fr" fo:country="FR" officeooo:rsid="00111540" officeooo:paragraph-rsid="002093d0"/>
    </style:style>
    <style:style style:name="P4" style:family="paragraph" style:parent-style-name="Standard">
      <style:paragraph-properties fo:text-align="justify" style:justify-single-word="false"/>
      <style:text-properties style:font-name="Times New Roman" fo:language="fr" fo:country="FR" officeooo:rsid="00111540" officeooo:paragraph-rsid="00299c66"/>
    </style:style>
    <style:style style:name="P5" style:family="paragraph" style:parent-style-name="Standard">
      <style:paragraph-properties fo:text-align="justify" style:justify-single-word="false"/>
      <style:text-properties style:font-name="Times New Roman" fo:language="fr" fo:country="FR" officeooo:rsid="00111540" officeooo:paragraph-rsid="002add05"/>
    </style:style>
    <style:style style:name="P6" style:family="paragraph" style:parent-style-name="Standard">
      <style:paragraph-properties fo:text-align="justify" style:justify-single-word="false"/>
      <style:text-properties style:font-name="Times New Roman" fo:language="fr" fo:country="FR" officeooo:rsid="00111540" officeooo:paragraph-rsid="003887d5"/>
    </style:style>
    <style:style style:name="P7" style:family="paragraph" style:parent-style-name="Standard">
      <style:paragraph-properties fo:text-align="justify" style:justify-single-word="false"/>
      <style:text-properties style:font-name="Times New Roman" fo:language="fr" fo:country="FR" officeooo:rsid="001942b5" officeooo:paragraph-rsid="001942b5"/>
    </style:style>
    <style:style style:name="P8" style:family="paragraph" style:parent-style-name="Standard">
      <style:paragraph-properties fo:text-align="justify" style:justify-single-word="false"/>
      <style:text-properties style:font-name="Times New Roman" fo:language="fr" fo:country="FR" officeooo:paragraph-rsid="001942b5"/>
    </style:style>
    <style:style style:name="P9" style:family="paragraph" style:parent-style-name="Standard">
      <style:paragraph-properties fo:text-align="justify" style:justify-single-word="false"/>
      <style:text-properties style:font-name="Times New Roman" fo:language="fr" fo:country="FR" officeooo:paragraph-rsid="002093d0"/>
    </style:style>
    <style:style style:name="P10" style:family="paragraph" style:parent-style-name="Standard">
      <style:paragraph-properties fo:text-align="justify" style:justify-single-word="false"/>
      <style:text-properties style:font-name="Times New Roman" fo:language="fr" fo:country="FR" officeooo:paragraph-rsid="00111540"/>
    </style:style>
    <style:style style:name="P11" style:family="paragraph" style:parent-style-name="Standard">
      <style:paragraph-properties fo:text-align="justify" style:justify-single-word="false"/>
      <style:text-properties style:font-name="Times New Roman" fo:language="fr" fo:country="FR" officeooo:paragraph-rsid="0026b9f6"/>
    </style:style>
    <style:style style:name="P12" style:family="paragraph" style:parent-style-name="Standard">
      <style:paragraph-properties fo:text-align="justify" style:justify-single-word="false"/>
      <style:text-properties style:font-name="Times New Roman" fo:language="fr" fo:country="FR" officeooo:paragraph-rsid="0028fc5d"/>
    </style:style>
    <style:style style:name="P13" style:family="paragraph" style:parent-style-name="Standard">
      <style:paragraph-properties fo:text-align="justify" style:justify-single-word="false"/>
      <style:text-properties style:font-name="Times New Roman" fo:language="fr" fo:country="FR" officeooo:paragraph-rsid="00299c66"/>
    </style:style>
    <style:style style:name="P14" style:family="paragraph" style:parent-style-name="Standard">
      <style:paragraph-properties fo:text-align="justify" style:justify-single-word="false"/>
      <style:text-properties style:font-name="Times New Roman" fo:language="fr" fo:country="FR" officeooo:paragraph-rsid="002add05"/>
    </style:style>
    <style:style style:name="P15" style:family="paragraph" style:parent-style-name="Standard">
      <style:paragraph-properties fo:text-align="justify" style:justify-single-word="false"/>
      <style:text-properties style:font-name="Times New Roman" fo:language="fr" fo:country="FR" officeooo:paragraph-rsid="002bd50a"/>
    </style:style>
    <style:style style:name="P16" style:family="paragraph" style:parent-style-name="Standard">
      <style:paragraph-properties fo:text-align="justify" style:justify-single-word="false"/>
      <style:text-properties style:font-name="Times New Roman" fo:language="fr" fo:country="FR" officeooo:paragraph-rsid="002dc7d0"/>
    </style:style>
    <style:style style:name="P17" style:family="paragraph" style:parent-style-name="Standard">
      <style:paragraph-properties fo:text-align="justify" style:justify-single-word="false"/>
      <style:text-properties style:font-name="Times New Roman" fo:language="fr" fo:country="FR" officeooo:paragraph-rsid="0031e212"/>
    </style:style>
    <style:style style:name="P18" style:family="paragraph" style:parent-style-name="Standard">
      <style:paragraph-properties fo:text-align="justify" style:justify-single-word="false"/>
      <style:text-properties style:font-name="Times New Roman" fo:language="fr" fo:country="FR" officeooo:paragraph-rsid="0032a965"/>
    </style:style>
    <style:style style:name="P19" style:family="paragraph" style:parent-style-name="Standard">
      <style:paragraph-properties fo:text-align="justify" style:justify-single-word="false"/>
      <style:text-properties style:font-name="Times New Roman" fo:language="fr" fo:country="FR" officeooo:paragraph-rsid="0037ba12"/>
    </style:style>
    <style:style style:name="P20" style:family="paragraph" style:parent-style-name="Standard">
      <style:paragraph-properties fo:text-align="justify" style:justify-single-word="false"/>
      <style:text-properties style:font-name="Times New Roman" fo:language="fr" fo:country="FR" officeooo:rsid="00111540" officeooo:paragraph-rsid="00111540" style:language-asian="zxx" style:country-asian="none" style:language-complex="zxx" style:country-complex="none"/>
    </style:style>
    <style:style style:name="P21" style:family="paragraph" style:parent-style-name="Standard">
      <style:paragraph-properties fo:text-align="justify" style:justify-single-word="false"/>
      <style:text-properties style:font-name="Times New Roman" fo:language="fr" fo:country="FR" officeooo:rsid="002093d0" officeooo:paragraph-rsid="002093d0"/>
    </style:style>
    <style:style style:name="P22" style:family="paragraph" style:parent-style-name="Standard">
      <style:paragraph-properties fo:text-align="justify" style:justify-single-word="false"/>
      <style:text-properties style:font-name="Times New Roman" fo:language="fr" fo:country="FR" officeooo:rsid="00299c66" officeooo:paragraph-rsid="00299c66"/>
    </style:style>
    <style:style style:name="P23" style:family="paragraph" style:parent-style-name="Frame_20_contents">
      <style:paragraph-properties fo:text-align="justify" style:justify-single-word="false"/>
    </style:style>
    <style:style style:name="T1" style:family="text">
      <style:text-properties officeooo:rsid="00111540"/>
    </style:style>
    <style:style style:name="T2" style:family="text">
      <style:text-properties officeooo:rsid="0012ea0b"/>
    </style:style>
    <style:style style:name="T3" style:family="text">
      <style:text-properties officeooo:rsid="0015194b"/>
    </style:style>
    <style:style style:name="T4" style:family="text">
      <style:text-properties fo:font-weight="normal" style:font-weight-asian="normal" style:font-weight-complex="normal"/>
    </style:style>
    <style:style style:name="T5" style:family="text">
      <style:text-properties fo:font-weight="normal" officeooo:rsid="00288914" style:font-weight-asian="normal" style:font-weight-complex="normal"/>
    </style:style>
    <style:style style:name="T6" style:family="text">
      <style:text-properties officeooo:rsid="001942b5"/>
    </style:style>
    <style:style style:name="T7" style:family="text">
      <style:text-properties officeooo:rsid="002093d0"/>
    </style:style>
    <style:style style:name="T8" style:family="text">
      <style:text-properties officeooo:rsid="002242eb"/>
    </style:style>
    <style:style style:name="T9" style:family="text">
      <style:text-properties officeooo:rsid="0025d318"/>
    </style:style>
    <style:style style:name="T10" style:family="text">
      <style:text-properties officeooo:rsid="00263753"/>
    </style:style>
    <style:style style:name="T11" style:family="text">
      <style:text-properties style:language-asian="zxx" style:country-asian="none" style:language-complex="zxx" style:country-complex="none"/>
    </style:style>
    <style:style style:name="T12" style:family="text">
      <style:text-properties officeooo:rsid="00111540" style:language-asian="zxx" style:country-asian="none" style:language-complex="zxx" style:country-complex="none"/>
    </style:style>
    <style:style style:name="T13" style:family="text">
      <style:text-properties officeooo:rsid="0026b9f6"/>
    </style:style>
    <style:style style:name="T14" style:family="text">
      <style:text-properties officeooo:rsid="00277747"/>
    </style:style>
    <style:style style:name="T15" style:family="text">
      <style:text-properties officeooo:rsid="00288914"/>
    </style:style>
    <style:style style:name="T16" style:family="text">
      <style:text-properties officeooo:rsid="0028fc5d"/>
    </style:style>
    <style:style style:name="T17" style:family="text">
      <style:text-properties officeooo:rsid="00299c66"/>
    </style:style>
    <style:style style:name="T18" style:family="text">
      <style:text-properties officeooo:rsid="002add05"/>
    </style:style>
    <style:style style:name="T19" style:family="text">
      <style:text-properties officeooo:rsid="002bd50a"/>
    </style:style>
    <style:style style:name="T20" style:family="text">
      <style:text-properties officeooo:rsid="002f4bcb"/>
    </style:style>
    <style:style style:name="T21" style:family="text">
      <style:text-properties officeooo:rsid="0031e212"/>
    </style:style>
    <style:style style:name="T22" style:family="text">
      <style:text-properties officeooo:rsid="0032a965"/>
    </style:style>
    <style:style style:name="T23" style:family="text">
      <style:text-properties officeooo:rsid="00330be4"/>
    </style:style>
    <style:style style:name="T24" style:family="text">
      <style:text-properties officeooo:rsid="0033455d"/>
    </style:style>
    <style:style style:name="T25" style:family="text">
      <style:text-properties officeooo:rsid="003888b3"/>
    </style:style>
    <style:style style:name="T26" style:family="text">
      <style:text-properties officeooo:rsid="0038ef5d"/>
    </style:style>
    <style:style style:name="T27" style:family="text">
      <style:text-properties officeooo:rsid="003b06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s text:c="4"/>Introduction </text:p>
      <text:p text:style-name="P10"><text:span text:style-name="T1"><text:tab/></text:span><text:bookmark text:name="result_box"/>Avec le développement de la technologie médicale, les images médicales deviennent de plus en plus importante dans le domaine médical. Ces images contiennent un énorme données des patients, des études et ainsi de suite. Comme l'accroissement prodigieux de l'imagerie médicale, trouver une bonne méthode pour gérer les données deviennent un sujet aussi important. Ce rapport présente une méthode pour analyser les fichiers DICOM (fichier image médicale) et pour stocker et indexer les données analysées.</text:p>
      <text:p text:style-name="P1"/>
      <text:p text:style-name="P1"><text:s text:c="2"/>0-1 <text:s text:c="3"/>Description <text:span text:style-name="T10">de</text:span> DICOM <text:span text:style-name="T3">&amp; PACS</text:span></text:p>
      <text:p text:style-name="P7">Pr<text:span text:style-name="T10">é</text:span>sentation <text:span text:style-name="T10">de</text:span> DICOM</text:p>
      <text:p text:style-name="P8"><text:span text:style-name="T6"><text:tab/></text:span><text:bookmark text:name="result_box1"/>Digital Imaging and Communications in Medicine (DICOM) est une norme pour la manipulation, le stockage, l'impression et la transmission d'informations dans l'imagerie médicale. Il comprend une définition de format de fichier et un protocole de communication réseau. Le protocole de communication est un protocole d'application qui utilise le protocole TCP / IP pour communiquer entre les systèmes. Fichiers DICOM peuvent être échangés entre deux entités qui sont capables de l'image et les données des patients recevant au format DICOM. Le National Electrical Manufacturers Association (NEMA) détient le droit d'auteur à cette norme. Il a été développé par le Comité des normes DICOM, dont les membres sont aussi en partie les membres de la NEMA.</text:p>
      <text:p text:style-name="P8"><text:tab/><text:bookmark text:name="result_box2"/>DICOM permet l'intégration de scanners, serveurs, postes de travail, imprimantes et matériel de réseau à partir de plusieurs fabricants dans un système d'archivage image et de la communication (PACS). Les différents appareils sont livrés avec des déclarations de conformité DICOM qui indiquent clairement qu<text:span text:style-name="T13">el</text:span> DICOM classes qu'ils soutiennent. DICOM a été largement adopté par les hôpitaux et en faisant des incursions dans les petites applications comme les <text:span text:style-name="T13">cabinets de </text:span>dentistes et <text:span text:style-name="T13">de</text:span> médecins. </text:p>
      <text:p text:style-name="P11"><text:tab/><text:bookmark text:name="result_box3"/>Un objet DICOM est composé d'éléments de DICOM ou attributs DICOM. Chaque DICOM Element a une <text:span text:style-name="T13">Tag</text:span> un type de données appelé VR (acronyme de Value Representation), <text:span text:style-name="T13">une Longueur</text:span> et <text:span text:style-name="T13">une</text:span> <text:span text:style-name="T13">V</text:span>aleur. Chaque élément commence avec le numéro de <text:span text:style-name="T14">tag</text:span> (gggg, eeee), puis le code VR, alors la valeur, puis un signe dièse (#) suivi par la longueur de la valeur de l'élément, une virgule, puis Valeur multiplicité et le nom de tag.</text:p>
      <text:p text:style-name="P8"/>
      <text:p text:style-name="P8"><text:span text:style-name="T6">Présentation de PACS</text:span> </text:p>
      <text:p text:style-name="P12"><text:tab/><text:bookmark text:name="result_box4"/><text:span text:style-name="T15">Le PACS (P</text:span><text:span text:style-name="T5">icture Archiving and Communication System</text:span>) est une technologie d'imagerie médicale qui fournit un stockage économique et un accès pratique à des images provenant de plusieurs modalités (types de machine source). Les images électroniques et les rapports sont transmis au format numérique via PACS. <text:span text:style-name="T16">C</text:span>e qui élimine la nécessité de déposer manuellement, récupérer, ou de transporter des gilets de films. Le format universel pour l'image PACS stockage et le transfert est DICOM. Les données non-images, tels que des documents numérisés, peuvent être incorporés à l'aide l'industrie de consommation des formats standards tels que PDF, une fois encapsulés dans DICOM. Un PACS se compose de quatre éléments principaux: Les modalités d'imagerie telles que <text:span text:style-name="T3">X-ray </text:span>plain film (PF), <text:span text:style-name="T3">computed tomography</text:span> (CT) and <text:span text:style-name="T3">magnetic resonance imaging</text:span> (MRI), un réseau sécurisé pour la transmission de l'information du patient, les postes de travail pour l'interprétation et l'examen des images et des archives pour le stockage et la récupération des images et rapports. Combiné avec la technologie disponible et de web émergente, PACS <text:span text:style-name="T16">a</text:span> la capacité de fournir un accès rapide et efficace aux images, les interprétations et les données connexes. PACS <text:bookmark text:name="result_box5"/>décompose les barrières physiques et de temps associés à la récupération traditionnelle sur film l'image, la distribution et l'affichage.</text:p>
      <text:p text:style-name="P2"/>
      <text:p text:style-name="P2"><text:s text:c="2"/>0-2 <text:s text:c="3"/>Pr<text:span text:style-name="T17">é</text:span>sentation <text:span text:style-name="T17">de</text:span> th<text:span text:style-name="T17">è</text:span>me </text:p>
      <text:p text:style-name="P13"><text:span text:style-name="T1"><text:tab/></text:span><text:bookmark text:name="result_box9"/>L'objectif est de développer une base de données d'indexation DICOM qui peut être utilisé pour l'indexation et la recherche de fichiers DICOM sur un répertoire pré-défini.</text:p>
      <text:p text:style-name="P22">Détailles de projet:</text:p>
      <text:p text:style-name="P13"><text:span text:style-name="T1"><text:s text:c="7"/>1. </text:span><text:bookmark text:name="result_box10"/>Conception d'un système de notification de fichier basé sur Inotify de Linux<text:span text:style-name="T1"> </text:span></text:p>
      <text:p text:style-name="P10"><text:soft-page-break/><text:span text:style-name="T1"><text:s text:c="7"/>2. </text:span><text:bookmark text:name="result_box11"/>L'analyse syntaxique de fichiers DICOM sur le disque ou sur CD</text:p>
      <text:p text:style-name="P10"><text:span text:style-name="T1"><text:s text:c="7"/>3. </text:span><text:bookmark text:name="result_box12"/>Stockage et indexation les données a<text:span text:style-name="T17">nalysées </text:span>à une base de données</text:p>
      <text:p text:style-name="P4"><text:span text:style-name="T17">Cas d'utilisation:</text:span></text:p>
      <text:p text:style-name="P13"><text:span text:style-name="T1"><text:s text:c="7"/>1. </text:span><text:bookmark text:name="result_box13"/>Back-end à une interface Web de DICOM<text:span text:style-name="T1"> </text:span></text:p>
      <text:p text:style-name="P13"><text:span text:style-name="T1"><text:s text:c="7"/>2. </text:span><text:bookmark text:name="result_box15"/>Indexation rapide de CD <text:span text:style-name="T17">ou du disque </text:span></text:p>
      <text:p text:style-name="P1"><text:s/></text:p>
      <text:p text:style-name="P5">1- <text:s text:c="4"/><text:span text:style-name="T18">Présentation globale du système</text:span></text:p>
      <text:p text:style-name="P14"><text:span text:style-name="T1"><text:tab/></text:span><text:bookmark text:name="result_box16"/>Fondamentalement, notre système se compose <text:span text:style-name="T18">de</text:span> deux parties. Une partie est un système de notification qui <text:span text:style-name="T18">surveille</text:span> sur le répertoire pré-défini. Quand une addition ou une suppression de fichiers DICOM se produit, le système avertira l'utilisateur de cette modification et <text:span text:style-name="T18">démarre</text:span> l<text:span text:style-name="T18">es </text:span>autre<text:span text:style-name="T18">s</text:span> <text:span text:style-name="T18">opérations</text:span>, telles que l'analyse, sur les fichiers DICOM. Un<text:span text:style-name="T18">e</text:span> autre <text:span text:style-name="T18">partie </text:span>est le principal système qui fonctionne sur l'analyse, le stockage et l'indexation. Comme le système démarre, il parcourt le répertoire pré-défini, trouve et analyse des objets DICOM, stocke les données analysées et crée un index <text:span text:style-name="T18">sur les données</text:span>. Avec la coopération de ces <text:span text:style-name="T18">deux parties,</text:span> un grand nombre de fichiers DICOM sera traitée.<text:span text:style-name="T1"> <text:s/></text:span></text:p>
      <text:p text:style-name="P1"/>
      <text:p text:style-name="P5">2- <text:s text:c="4"/>Pr<text:span text:style-name="T18">é</text:span>sentation <text:span text:style-name="T18">de</text:span> Inotify</text:p>
      <text:p text:style-name="P14"><text:span text:style-name="T1"><text:tab/></text:span><text:bookmark text:name="result_box17"/>L'API Inotify fournit un mécanisme pour surveiller les événements du système de fichiers. Inotify peut être utilisé pour l<text:span text:style-name="T18">a supervision</text:span> de dossiers individuels, ou de surveiller les répertoires. Quand un répertoire est surveillé, Inotify reviendra <text:span text:style-name="T18">les </text:span>événements pour le répertoire lui-même, et pour les fichiers à l'intérieur du répertoire. Une utilisation principale est <text:span text:style-name="T18">Desktop Searching</text:span> comme Beagle (un système de recherche pour Linux), où sa fonctionnalité permet réindexation des fichiers modifiés sans scanner le système de fichiers pour des changements toutes les quelques minutes, ce qui serait très inefficace. En étant dit directement par le <text:span text:style-name="T19">kernel</text:span> qu'un fichier a été modifié, les services publics d'indexation peuvent parvenir à un changement-à-réindexation temps de seulement environ une seconde. Inotify peut également être utilisé pour mettre à jour automatiquement les vues d'annuaire, recharger les fichiers de configuration, le journal des modifications, <text:span text:style-name="T19">backup</text:span>, synchroniser et télécharger.<text:span text:style-name="T1"> </text:span></text:p>
      <text:p text:style-name="P14"><text:bookmark text:name="result_box18"/>Les appels système utilisés avec l'API:</text:p>
      <text:p text:style-name="P15"><text:span text:style-name="T2"><text:tab/>1. </text:span><text:bookmark text:name="result_box19"/>inotify_init crée une instance <text:span text:style-name="T19">I</text:span>notify et renvoie un descripteur de fichier se référant à l'exemple Inotify.<text:span text:style-name="T1"> </text:span></text:p>
      <text:p text:style-name="P15"><text:span text:style-name="T1"><text:s text:c="7"/>2. </text:span><text:bookmark text:name="result_box22"/>inotify_add_watch manipule la «liste de surveillance» associée à une instance Inotify<text:span text:style-name="T1"> </text:span></text:p>
      <text:p text:style-name="P15"><text:span text:style-name="T1"><text:s text:c="7"/>3. </text:span><text:bookmark text:name="result_box23"/>inotify_rm_watch supprime un élément "watch" à partir d<text:span text:style-name="T19">e la «liste de surveillance»</text:span>.</text:p>
      <text:p text:style-name="P10"><text:span text:style-name="T1"><text:tab/></text:span><text:bookmark text:name="result_box24"/>Dans la version actuelle de Inotify, nous pouvons gérer de nombreux événements tels <text:span text:style-name="T19">que</text:span> <text:span text:style-name="T19">la création d'un </text:span>fichier <text:span text:style-name="T19">ou d'un </text:span>répertoire, <text:span text:style-name="T19">la suppression d'un </text:span>fichier <text:span text:style-name="T19">ou d'un </text:span>répertoire, le <text:span text:style-name="T19">mouvement d'un </text:span>fichier <text:span text:style-name="T19">ou d'un </text:span>répertoire et ainsi de suite. Tous ces <text:span text:style-name="T19">supports </text:span>fournir suffisamment de soutien pour notre système de notification.</text:p>
      <text:p text:style-name="P1"/>
      <text:p text:style-name="P9"><text:span text:style-name="T1">3- <text:s text:c="4"/></text:span><text:bookmark text:name="result_box25"/>Examen de logiciels d'indexation</text:p>
      <text:p text:style-name="P16"><text:span text:style-name="T1">I</text:span>ndexation pour non-image<text:span text:style-name="T1"> </text:span></text:p>
      <text:p text:style-name="P17"><text:span text:style-name="T1"><text:tab/></text:span><text:bookmark text:name="result_box27"/>Aujourd'hui, il existe <text:span text:style-name="T21">beaucoup de</text:span> moteurs de recherche <text:span text:style-name="T21">de </text:span>open source, <text:span text:style-name="T20">tel que</text:span> Lucene, Zettair, Lemur, IXE Toolkit, etc, qui sont capables de gérer <text:span text:style-name="T21">une </text:span>grande quantité de données. Ces moteurs de recherche peuvent être classés selon les langages de programmation dans lequel il est mis en œuvre, comment il stocke l'ind<text:span text:style-name="T21">exation</text:span> (<text:span text:style-name="T21">un </text:span>fichier inversé, <text:span text:style-name="T21">une </text:span>base de données, une autre structure de fichiers), ses capacités de recherche (opérateurs booléens, recherche floue, utilisation d'endiguer, etc), le mode de <text:span text:style-name="T21">ranking</text:span>, type de fichiers capables d'indexation (HTML, PDF, texte brut , etc.), possibilité d'indexation en ligne et/ou faisant l'ind<text:span text:style-name="T21">exation</text:span> incrémentale. Comme nous avons de nombreuses alternatives, nous avons besoin de recherche<text:span text:style-name="T21">r</text:span> et de comparer les moteurs de recherche pour celui qui est le mieux pour nous. Chacun des moteurs de recherche peut être décrit <text:span text:style-name="T21">simplement</text:span>, <text:span text:style-name="T21">basé sur qui et où développé-t-il et</text:span> sa caractéristique <text:span text:style-name="T21">principale </text:span>qui l'identifie.</text:p>
      <text:p text:style-name="P17"><text:tab/><text:bookmark text:name="result_box28"/>Lucene est une bibliothèque de moteurs de recherche de texte de l'Apache Software Foundation. Comme il est une bibliothèque, il y a quelques applications qui <text:span text:style-name="T22">est basé sur celle-ci</text:span>, <text:soft-page-break/>tels que le projet Nutch. <text:span text:style-name="T22">Jusqu'au moment</text:span>, les applications simples fournis avec la bibliothèque ont été utilisés à l'index<text:span text:style-name="T22">er</text:span> de<text:span text:style-name="T22">s</text:span> collection<text:span text:style-name="T22">s</text:span>.</text:p>
      <text:p text:style-name="P18"><text:tab/><text:bookmark text:name="result_box29"/>Zettair (anciennement connu comme Lucy) est un moteur de recherche de texte élaboré par le <text:span text:style-name="T1">Search Engine Group</text:span> à l'Université RMIT. Sa principale caractéristique est la capacité de traiter de grandes quantités de texte.</text:p>
      <text:p text:style-name="P18"><text:tab/><text:bookmark text:name="result_box30"/>Lemur projet est un ensemble d'outils conçu pour la recherche dans la modélisation de la langue et de la recherche d'information. Ce projet a été développé par un travail de coopération entre l'Université du Massachusetts et l'Université Carnegie Mellon, aux <text:span text:style-name="T22">États-Unis.</text:span></text:p>
      <text:p text:style-name="P18"><text:tab/><text:bookmark text:name="result_box31"/>IXE Toolkit est un ensemble de classes C++ et les services publics pour l'indexation modulaires et documents d'interrogation. Il existe une forme commerciale de la version Tiscali (Italie), ainsi que d'une version non commerciale <text:span text:style-name="T22">pour les études</text:span> académiques.</text:p>
      <text:p text:style-name="P18"><text:tab/><text:bookmark text:name="result_box32"/>Chaque moteur de recherche a plusieurs caractéristiques qui le différencie des autres moteurs. Pour faire une comparaison <text:span text:style-name="T23">entre </text:span>des moteurs, nous <text:span text:style-name="T23">avons besoin de bien analyser nos besoins</text:span>. Dans notre cas, le point le plus important est l'indexation. En effet, tous ces moteurs de recherche fournissent un service d'indexation puissant. Donc, nous avons besoin de comparer les autres fonctionnalités, telles que l'ind<text:span text:style-name="T23">exation</text:span> incrémentale, <text:span text:style-name="T23">le </text:span>disponible filetype, <text:span text:style-name="T23">la sorte</text:span>, <text:span text:style-name="T23">le ranking</text:span>, etc. Selon la recherche sur ces fonctionnalités, nous avons finalement choisi Lucene qui <text:span text:style-name="T23">même si </text:span>a la deuxième vitesse pour l'indexation, <text:span text:style-name="T23">il </text:span>fournit une quantité de fonctions <text:span text:style-name="T23">de quelles </text:span>nous avons besoin.</text:p>
      <text:p text:style-name="P20">Description <text:span text:style-name="T23">de</text:span> Lucene </text:p>
      <text:p text:style-name="P19"><text:span text:style-name="T12"><text:tab/></text:span><text:bookmark text:name="result_box33"/>Apache Lucene est une bibliothèque de logiciels de récupération de l'information <text:span text:style-name="T24">gratuit et open source</text:span>, à l'origine écrit en Java par Doug Cutting. Il est soutenu par l'Apache Software Foundation et est publié sous la licence Apache Software. Lucene a été porté à d'autres langages de programmation, y compris Delphi, Perl, C#, C++, Python, Ruby et PHP. </text:p>
      <text:p text:style-name="P19"><text:tab/>Bien adapté pour toute application qui nécessite l'indexation en texte intégral et de la capacité de recherche, Lucene a été largement reconnu pour son utilité dans la mise en œuvre des moteurs de recherche Internet et <text:span text:style-name="T24">de</text:span> <text:span text:style-name="T1">single-site searching</text:span> locale. Au cœur de l'architecture logique de Lucene est l'idée d'un document contenant des champs de texte. Cette flexibilité permet à l'API de Lucene pour être indépendant du format de fichier. Texte de fichiers PDF, HTML, Microsoft Word et documents OpenDocument, ainsi que beaucoup d'autres (à l'exception des images), peuvent tous être indexé<text:bookmark text:name="result_box34"/> à condition que leur information textuelle peut être extraite.</text:p>
      <text:p text:style-name="P1"/>
      <text:p text:style-name="P6">Indexation pour image ( pros/cons of MongoDB for DICOM tag) </text:p>
      <text:p text:style-name="P21">Database?</text:p>
      <text:p text:style-name="P9"><text:span text:style-name="T7"><text:tab/></text:span>A <text:span text:style-name="T4">database</text:span> is an organized collection of <text:span text:style-name="T8">data.</text:span> The data is typically organized to model aspects of reality in a way that supports <text:span text:style-name="T8">processes</text:span> requiring information, such as modeling the availability of rooms in hotels in a way that supports finding a hotel with vacancies.</text:p>
      <text:p text:style-name="P9"/>
      <text:p text:style-name="P3">SQL databases (pros/cons)</text:p>
      <text:p text:style-name="P9"><text:span text:style-name="T1"><text:tab/></text:span>A <text:span text:style-name="T9">relational database</text:span> is a digital <text:span text:style-name="T9">database</text:span> whose organization is based on the <text:span text:style-name="T9">relational model</text:span> of data, as proposed by <text:span text:style-name="T9">E.F. Codd</text:span> in 1970. This model organizes data into one or more tables (or "relations") of rows and columns, with a unique key for each row. Generally, each entity type described in a database has its own table, the rows representing instances of that type of entity and the columns representing values attributed to that instance. Because each row in a table has its own unique key, rows in a table can be linked to rows in other tables by storing the unique key of the row to which it should be linked (where such unique key is known as a "foreign key"). Codd showed that data relationships of arbitrary complexity can be represented using this simple set of concepts.</text:p>
      <text:p text:style-name="P9"><text:tab/>Prior to the advent of this model, databases were usually <text:span text:style-name="T9">hierarchical</text:span>, and each tended to be organized with a unique mix of indexes, chains, and pointers. The simplicity of the relational model led to it soon becoming the predominant type of database. Virtually all relational database systems use <text:span text:style-name="T9">SQL</text:span> (Structured Query Language) as the language for querying and maintaining the database.</text:p>
      <text:p text:style-name="P9"><text:soft-page-break/></text:p>
      <text:p text:style-name="P3"/>
      <text:p text:style-name="P3"><text:span text:style-name="T7">MongoDB (pros/cons)</text:span> </text:p>
      <text:p text:style-name="P1"><text:s text:c="8"/>MongoDB (from humongous) is a cross-platform document-oriented database. Classified as a NoSQL database, MongoDB eschews the traditional table-based relational database structure in favor of JSON-like documents with dynamic schemas (MongoDB calls the format BSON), making the integration of data in certain types of applications easier and faster. Released under a combination of the GNU Affero General Public License and the Apache License, MongoDB is free and open-source software. </text:p>
      <text:p text:style-name="P1"><text:s text:c="8"/>Specify why Mongodb not SQL database.</text:p>
      <text:p text:style-name="P1"/>
      <text:p text:style-name="P1">4- <text:s text:c="4"/>Description <text:span text:style-name="T25">d'implémentation d’index de DICOM</text:span></text:p>
      <text:p text:style-name="P1"><text:span text:style-name="T26">P</text:span>r<text:span text:style-name="T26">é</text:span>sen<text:span text:style-name="T26">ta</text:span>tion <text:span text:style-name="T26">de deux méthodes</text:span></text:p>
      <text:p text:style-name="P1"><text:tab/><text:span text:style-name="T26">Nous trouvons deux méthodes pour indexer des fichiers DICOM. Soit nous analysons des objets DICOM, puis transmettons des données en format de XML et à la fin nous les indexons en utilisant Lucene. Soit nous analysons des fichiers DICOM, puis enregistrons des données directement dans une base de données et les indexons en utilisant les services fournit par MongoDB. Ces deux méthodes fournissent des fonctionnalités similaires, sauf que ce qui avec Lucene a mal à mettre à jour des données faute d'une base de données.</text:span></text:p>
      <text:p text:style-name="P1"/>
      <text:p text:style-name="P1"><text:s text:c="8"/>a. <text:tab/> <text:s text:c="2"/>presention work on Lucene and why choose MongoDB </text:p>
      <text:p text:style-name="P1"><text:tab/><text:span text:style-name="T27">Comme nous avons vu au dessus, ça sera possible d'utiliser Lucene pour indexer des objets DICOM. Nous allons tester cette méthode quand même. </text:span></text:p>
      <text:p text:style-name="P1"/>
      <text:p text:style-name="P1"><text:s text:c="8"/>b.<text:tab/> <text:s text:c="2"/>Methode choosed(MongoDB) </text:p>
      <text:p text:style-name="P1"/>
      <text:p text:style-name="P1"><text:s text:c="8"/>c. <text:s text:c="5"/>Implementation </text:p>
      <text:p text:style-name="P1"/>
      <text:p text:style-name="P1"><text:s text:c="8"/>d. <text:s text:c="5"/>Performance improvement (incremental indexing? 20 tag first and then more tags) </text:p>
      <text:p text:style-name="P1"/>
      <text:p text:style-name="P1"><text:s text:c="8"/>e. <text:s text:c="5"/>Evaluation of indexing time (using SSD disk, sub-directories, large or small DICOM file) evaluate indexing time and disk access time. </text:p>
      <text:p text:style-name="P1"/>
      <text:p text:style-name="P1"><text:s text:c="8"/>f. <text:s text:c="5"/>Administrative Updates and Corrections (rename patient) </text:p>
      <text:p text:style-name="P1"/>
      <text:p text:style-name="P1"><text:s/><text:tab/> g.<text:tab/>Cross-domain Identity and Code Resolution (merge patient ID?) http://en.wikipedia.org/wiki/Vendor_Neutral_Archive#Dynamic_Tag_Morphing </text:p>
      <text:p text:style-name="P1"/>
      <text:p text:style-name="P1"><text:s text:c="8"/>h. <text:s text:c="5"/>DICOM tag morphing </text:p>
      <text:p text:style-name="P1"/>
      <text:p text:style-name="P1"/>
      <text:p text:style-name="P1">Reference </text:p>
      <text:p text:style-name="P20">http://en.wikipedia.org/wiki/DICOM </text:p>
      <text:p text:style-name="P20">http://man7.org/linux/man-pages/man7/inotify.7.html </text:p>
      <text:p text:style-name="P20">http://en.wikipedia.org/wiki/Lucene </text:p>
      <text:p text:style-name="P1"><text:span text:style-name="T11">http://en.wikipedia.org/wiki/MongoDB</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4:41:16.295697415</meta:creation-date>
    <dc:date>2015-06-15T18:18:55.106364645</dc:date>
    <meta:editing-duration>PT16H57M40S</meta:editing-duration>
    <meta:editing-cycles>33</meta:editing-cycles>
    <meta:generator>LibreOffice/4.2.8.2$Linux_X86_64 LibreOffice_project/420m0$Build-2</meta:generator>
    <meta:document-statistic meta:table-count="0" meta:image-count="0" meta:object-count="0" meta:page-count="4" meta:paragraph-count="65" meta:word-count="2105" meta:character-count="14132" meta:non-whitespace-character-count="11849"/>
  </office:meta>
</office:document-meta>
</file>